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2fd" officeooo:paragraph-rsid="0011f2fd"/>
    </style:style>
    <style:style style:name="P2" style:family="paragraph" style:parent-style-name="Standard">
      <style:text-properties fo:font-size="10.5pt" officeooo:rsid="0011f2fd" officeooo:paragraph-rsid="0011f2fd" style:font-size-asian="9.14999961853027pt" style:font-size-complex="10.5pt"/>
    </style:style>
    <style:style style:name="P3" style:family="paragraph" style:parent-style-name="Standard">
      <style:text-properties fo:font-size="10.5pt" officeooo:rsid="0011f2fd" officeooo:paragraph-rsid="0012147d" style:font-size-asian="9.14999961853027pt" style:font-size-complex="10.5pt"/>
    </style:style>
    <style:style style:name="T1" style:family="text">
      <style:text-properties officeooo:rsid="00121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-Spielesammlung</text:p>
      <text:p text:style-name="P1"/>
      <text:p text:style-name="P2">- Zentrale Stelle um Spiele zu verwalten („Gamemanager“)</text:p>
      <text:p text:style-name="P2"><text:tab/>-Spiele auswählen und Programm beenden</text:p>
      <text:p text:style-name="P2">- Spiele um Spielesammlung zu füllen</text:p>
      <text:p text:style-name="P2"><text:tab/>-Hangman: Auswahl der möglichen Buchstaben</text:p>
      <text:p text:style-name="P2"><text:tab/><text:tab/> <text:s text:c="4"/>Zurücksetzen des Spielstandes</text:p>
      <text:p text:style-name="P2"><text:tab/><text:tab/> <text:s text:c="4"/>Verbleibende Versuche graphisch dargestellt</text:p>
      <text:p text:style-name="P2"><text:tab/>-Snakes and Ladders: Würfeln + Ausgabe des Ergebnisses </text:p>
      <text:p text:style-name="P2"><text:tab/><text:tab/><text:tab/> <text:s text:c="8"/>Zurücksetzen des Spielstandes</text:p>
      <text:p text:style-name="P2"><text:tab/><text:tab/><text:tab/> <text:s text:c="8"/>Positionsangabe der Spielfiguren</text:p>
      <text:p text:style-name="P2"><text:tab/><text:tab/><text:tab/> <text:s text:c="8"/>„Schmeißen“ der anderen Spielfiguren</text:p>
      <text:p text:style-name="P2"><text:tab/>-Snake: Bewegen der „Schlange“ über das Spielfeld</text:p>
      <text:p text:style-name="P2"><text:tab/> <text:s text:c="12"/>Portal-Ränder die beim Austritt auf die den Spieler bei Austritt auf </text:p>
      <text:p text:style-name="P2"><text:tab/><text:tab/>die Gegenüberliegende Seite versetzt.</text:p>
      <text:p text:style-name="P2"><text:tab/><text:tab/><text:span text:style-name="T1">Fressen von Äpfeln verlängert die Schlange um ein Element</text:span></text:p>
      <text:p text:style-name="P2"><text:tab/><text:tab/><text:span text:style-name="T1">Treffen auf Feinde oder auf sich selbst entfernt alle Schlangen-Elemente</text:span></text:p>
      <text:p text:style-name="P2"><text:tab/><text:tab/><text:span text:style-name="T1">bis auf das Erste.</text:span></text:p>
      <text:p text:style-name="P3"><text:tab/><text:tab/><text:span text:style-name="T1">Zufallsgenerierung für Startpunkt der Schlange, der nacheinander </text:span></text:p>
      <text:p text:style-name="P3"><text:span text:style-name="T1"><text:tab/><text:tab/>erscheinenden Äpfel und auch der Feinde.</text:span></text:p>
      <text:p text:style-name="P3"><text:tab/>-<text:span text:style-name="T1">Tetris: Steine fallen in zufälliger Reihenfolge auf das Spielfeld</text:span></text:p>
      <text:p text:style-name="P3"><text:tab/> <text:s text:c="12"/><text:span text:style-name="T1">Steine können in eine Richtung gedreht werden</text:span></text:p>
      <text:p text:style-name="P3"><text:tab/><text:tab/><text:span text:style-name="T1">Zeile verschwindet wenn sie vollständig besetzt ist </text:span></text:p>
      <text:p text:style-name="P3"><text:tab/><text:tab/><text:span text:style-name="T1">Geschwindigkeit bleibt konsta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8:09:32.366559391</meta:creation-date>
    <dc:date>2019-07-09T08:28:53.832433427</dc:date>
    <meta:editing-duration>PT7M31S</meta:editing-duration>
    <meta:editing-cycles>1</meta:editing-cycles>
    <meta:document-statistic meta:table-count="0" meta:image-count="0" meta:object-count="0" meta:page-count="1" meta:paragraph-count="23" meta:word-count="134" meta:character-count="1124" meta:non-whitespace-character-count="910"/>
    <meta:generator>LibreOffice/6.0.7.3$Linux_X86_64 LibreOffice_project/00m0$Build-3</meta:generator>
  </office:meta>
</office:document-meta>
</file>